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Bitstream Vera Sans" svg:font-family="'Bitstream Vera Sans'" style:font-pitch="variable"/>
    <style:font-face style:name="Lucidasans" svg:font-family="Lucidasans" style:font-pitch="variable"/>
    <style:font-face style:name="Mincho" svg:font-family="Mincho" style:font-pitch="variable"/>
    <style:font-face style:name="Nimbus Roman No9 L1" svg:font-family="'Nimbus Roman No9 L'" style:font-pitch="variable"/>
    <style:font-face style:name="Nimbus Roman No9 L" svg:font-family="'Nimbus Roman No9 L'" style:font-family-generic="roman" style:font-pitch="variable"/>
    <style:font-face style:name="Albany AMT" svg:font-family="'Albany AMT'" style:font-family-generic="swiss"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text-properties style:font-name="Courier"/>
    </style:style>
    <style:style style:name="P12" style:family="paragraph" style:parent-style-name="Standard">
      <style:text-properties style:font-name="Courier" fo:font-size="7pt" fo:font-weight="bold" style:font-size-asian="7pt" style:font-weight-asian="bold" style:font-size-complex="7pt" style:font-weight-complex="bold"/>
    </style:style>
    <style:style style:name="P13" style:family="paragraph" style:parent-style-name="Standard">
      <style:text-properties style:font-name="Courier" fo:font-size="7pt" style:font-size-asian="7pt" style:font-size-complex="7pt"/>
    </style:style>
    <style:style style:name="P14" style:family="paragraph" style:parent-style-name="Standard">
      <style:text-properties style:font-name="Courier" fo:font-size="7pt" fo:font-weight="normal" style:font-size-asian="7pt" style:font-weight-asian="normal" style:font-size-complex="7pt" style:font-weight-complex="normal"/>
    </style:style>
    <style:style style:name="P15" style:family="paragraph" style:parent-style-name="Standard">
      <style:text-properties style:font-name="Courier"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17" style:family="paragraph" style:parent-style-name="Standard">
      <style:text-properties style:font-name="Courier" fo:font-size="10pt" style:font-size-asian="10pt" style:font-size-complex="10pt"/>
    </style:style>
    <style:style style:name="P18" style:family="paragraph" style:parent-style-name="Standard">
      <style:text-properties style:font-name="Courier" fo:font-size="10pt" fo:font-weight="bold"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Courier"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fo:break-before="page"/>
      <style:text-properties fo:font-size="18pt" fo:font-weight="normal" style:font-size-asian="18pt" style:font-weight-asian="normal" style:font-size-complex="18pt" style:font-weight-complex="normal"/>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text-align="center" style:justify-single-word="false" fo:break-before="page"/>
      <style:text-properties fo:font-size="16pt" fo:font-weight="normal" style:font-size-asian="16pt" style:font-weight-asian="normal" style:font-size-complex="16pt" style:font-weight-complex="normal"/>
    </style:style>
    <style:style style:name="P23" style:family="paragraph" style:parent-style-name="Standard">
      <style:paragraph-properties fo:break-before="page" fo:padding="0.74mm" fo:border-left="none" fo:border-right="none" fo:border-top="none" fo:border-bottom="0.02mm solid #000000"/>
      <style:text-properties style:font-name="Courier" fo:font-size="8pt" fo:font-weight="normal" style:font-size-asian="8pt" style:font-weight-asian="normal" style:font-size-complex="8pt" style:font-weight-complex="normal"/>
    </style:style>
    <style:style style:name="P24" style:family="paragraph" style:parent-style-name="Standard">
      <style:paragraph-properties fo:padding="0.74mm" fo:border-left="none" fo:border-right="none" fo:border-top="none" fo:border-bottom="0.02mm solid #000000"/>
    </style:style>
    <style:style style:name="P25" style:family="paragraph" style:parent-style-name="Standard">
      <style:paragraph-properties fo:padding="0.74mm" fo:border-left="none" fo:border-right="none" fo:border-top="none" fo:border-bottom="0.02mm solid #000000"/>
      <style:text-properties style:font-name="Courier" fo:font-size="10pt" fo:font-weight="normal" style:font-size-asian="10pt" style:font-weight-asian="normal" style:font-size-complex="10pt" style:font-weight-complex="normal"/>
    </style:style>
    <style:style style:name="P26" style:family="paragraph" style:parent-style-name="Standard">
      <style:paragraph-properties fo:padding="0.74mm" fo:border-left="none" fo:border-right="none" fo:border-top="none" fo:border-bottom="0.02mm solid #000000"/>
      <style:text-properties style:font-name="Courier" fo:font-size="10pt" style:font-size-asian="10pt" style:font-size-complex="10pt"/>
    </style:style>
    <style:style style:name="P27" style:family="paragraph" style:parent-style-name="Standard">
      <style:paragraph-properties fo:padding="0.74mm" fo:border-left="none" fo:border-right="none" fo:border-top="none" fo:border-bottom="0.02mm solid #000000"/>
      <style:text-properties style:font-name="Courier" fo:font-size="10pt" fo:font-weight="bold" style:font-size-asian="10pt" style:font-weight-asian="bold" style:font-size-complex="10pt" style:font-weight-complex="bold"/>
    </style:style>
    <style:style style:name="P28" style:family="paragraph" style:parent-style-name="Standard">
      <style:paragraph-properties fo:padding="0.74mm" fo:border-left="none" fo:border-right="none" fo:border-top="none" fo:border-bottom="0.02mm solid #000000"/>
      <style:text-properties style:font-name="Courier" fo:font-size="7pt" fo:font-weight="normal" style:font-size-asian="7pt" style:font-weight-asian="normal" style:font-size-complex="7pt" style:font-weight-complex="normal"/>
    </style:style>
    <style:style style:name="P29" style:family="paragraph" style:parent-style-name="Standard">
      <style:paragraph-properties fo:padding="0.74mm" fo:border-left="none" fo:border-right="none" fo:border-top="none" fo:border-bottom="0.02mm solid #000000"/>
      <style:text-properties style:font-name="Courier" fo:font-size="7pt" fo:font-weight="bold" style:font-size-asian="7pt" style:font-weight-asian="bold" style:font-size-complex="7pt" style:font-weight-complex="bold"/>
    </style:style>
    <style:style style:name="P30" style:family="paragraph" style:parent-style-name="Standard">
      <style:paragraph-properties fo:padding="0.74mm" fo:border-left="none" fo:border-right="none" fo:border-top="none" fo:border-bottom="0.02mm solid #000000"/>
      <style:text-properties style:font-name="Courier" fo:font-size="8pt" fo:font-weight="normal" style:font-size-asian="8pt" style:font-weight-asian="normal" style:font-size-complex="8pt" style:font-weight-complex="normal"/>
    </style:style>
    <style:style style:name="P31" style:family="paragraph" style:parent-style-name="Standard">
      <style:paragraph-properties fo:padding="0.74mm" fo:border-left="none" fo:border-right="none" fo:border-top="none" fo:border-bottom="0.02mm solid #000000"/>
      <style:text-properties fo:font-size="12pt" fo:font-weight="bold" style:font-size-asian="12pt" style:font-weight-asian="bold" style:font-size-complex="12pt" style:font-weight-complex="bold"/>
    </style:style>
    <style:style style:name="P32" style:family="paragraph" style:parent-style-name="Standard">
      <style:paragraph-properties fo:padding="0.74mm" fo:border-left="none" fo:border-right="none" fo:border-top="none" fo:border-bottom="0.02mm solid #000000"/>
      <style:text-properties fo:font-size="10pt" fo:font-weight="normal" style:font-size-asian="10pt" style:font-weight-asian="normal" style:font-size-complex="10pt" style:font-weight-complex="normal"/>
    </style:style>
    <style:style style:name="P33" style:family="paragraph" style:parent-style-name="Standard">
      <style:paragraph-properties fo:text-align="center" style:justify-single-word="false" fo:padding="0.74mm" fo:border-left="none" fo:border-right="none" fo:border-top="none" fo:border-bottom="0.02mm solid #000000"/>
      <style:text-properties fo:font-size="16pt" fo:font-weight="normal" style:font-size-asian="16pt" style:font-weight-asian="normal" style:font-size-complex="16pt" style:font-weight-complex="normal"/>
    </style:style>
    <style:style style:name="P34" style:family="paragraph" style:parent-style-name="Standard" style:list-style-name="L1"/>
    <style:style style:name="P35" style:family="paragraph" style:parent-style-name="Standard" style:list-style-name="L1">
      <style:text-properties fo:font-weight="normal" style:font-weight-asian="normal" style:font-weight-complex="normal"/>
    </style:style>
    <style:style style:name="P36" style:family="paragraph" style:parent-style-name="Standard" style:list-style-name="L2">
      <style:text-properties fo:font-weight="normal" style:font-weight-asian="normal" style:font-weight-complex="normal"/>
    </style:style>
    <style:style style:name="P37" style:family="paragraph" style:parent-style-name="Standard" style:list-style-name="L3">
      <style:paragraph-properties fo:text-align="center" style:justify-single-word="false"/>
      <style:text-properties fo:font-weight="normal" style:font-weight-asian="normal" style:font-weight-complex="normal"/>
    </style:style>
    <style:style style:name="P38" style:family="paragraph" style:parent-style-name="Standard" style:list-style-name="L1">
      <style:text-properties fo:font-weight="bold" style:font-weight-asian="bold" style:font-weight-complex="bold"/>
    </style:style>
    <style:style style:name="P39" style:family="paragraph" style:parent-style-name="Standard" style:list-style-name="L1">
      <style:text-properties fo:font-size="12pt" fo:font-weight="normal" style:font-size-asian="12pt" style:font-weight-asian="normal" style:font-size-complex="12pt" style:font-weight-complex="normal"/>
    </style:style>
    <style:style style:name="P40" style:family="paragraph" style:parent-style-name="Standard">
      <style:text-properties fo:font-size="10pt" fo:font-weight="normal" style:font-size-asian="10pt" style:font-weight-asian="normal" style:font-size-complex="10pt" style:font-weight-complex="normal"/>
    </style:style>
    <style:style style:name="P41" style:family="paragraph" style:parent-style-name="Standard" style:list-style-name="L4">
      <style:text-properties fo:font-size="10pt" fo:font-weight="normal" style:font-size-asian="10pt" style:font-weight-asian="normal" style:font-size-complex="10pt" style:font-weight-complex="normal"/>
    </style:style>
    <style:style style:name="P42" style:family="paragraph" style:parent-style-name="Standard" style:list-style-name="L5">
      <style:text-properties fo:font-size="10pt" fo:font-weight="normal" style:font-size-asian="10pt" style:font-weight-asian="normal" style:font-size-complex="10pt" style:font-weight-complex="normal"/>
    </style:style>
    <style:style style:name="P43" style:family="paragraph" style:parent-style-name="Standard" style:list-style-name="L6">
      <style:text-properties fo:font-size="10pt" fo:font-weight="normal" style:font-size-asian="10pt" style:font-weight-asian="normal" style:font-size-complex="10pt" style:font-weight-complex="normal"/>
    </style:style>
    <style:style style:name="P44" style:family="paragraph" style:parent-style-name="Standard" style:list-style-name="L7">
      <style:text-properties fo:font-size="10pt" fo:font-weight="normal" style:font-size-asian="10pt" style:font-weight-asian="normal" style:font-size-complex="10pt" style:font-weight-complex="normal"/>
    </style:style>
    <style:style style:name="P45" style:family="paragraph" style:parent-style-name="Standard" style:list-style-name="L8">
      <style:text-properties fo:font-size="10pt" fo:font-weight="normal" style:font-size-asian="10pt" style:font-weight-asian="normal" style:font-size-complex="10pt" style:font-weight-complex="normal"/>
    </style:style>
    <style:style style:name="P46" style:family="paragraph" style:parent-style-name="Standard" style:list-style-name="L9">
      <style:text-properties fo:font-size="10pt" fo:font-weight="normal" style:font-size-asian="10pt" style:font-weight-asian="normal" style:font-size-complex="10pt" style:font-weight-complex="normal"/>
    </style:style>
    <style:style style:name="P47" style:family="paragraph" style:parent-style-name="Standard" style:list-style-name="L10">
      <style:text-properties fo:font-size="10pt" fo:font-weight="normal" style:font-size-asian="10pt" style:font-weight-asian="normal" style:font-size-complex="10pt"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list-style-name="L8"/>
    <style:style style:name="P50" style:family="paragraph" style:parent-style-name="Standard">
      <style:text-properties style:font-name="Courier New" fo:font-size="10pt" fo:font-weight="normal" style:font-size-asian="10pt" style:font-weight-asian="normal" style:font-size-complex="10pt" style:font-weight-complex="normal"/>
    </style:style>
    <style:style style:name="P51" style:family="paragraph" style:parent-style-name="Standard">
      <style:paragraph-properties fo:padding="0.74mm" fo:border-left="none" fo:border-right="none" fo:border-top="none" fo:border-bottom="0.02mm solid #000000"/>
      <style:text-properties style:font-name="Courier" fo:font-size="8pt" fo:font-weight="normal" style:font-size-asian="8pt" style:font-weight-asian="normal" style:font-size-complex="8pt" style:font-weight-complex="normal"/>
    </style:style>
    <style:style style:name="P5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Nimbus Roman No9 L1"/>
    </style:style>
    <style:style style:name="T3" style:family="text">
      <style:text-properties style:font-name="Nimbus Roman No9 L1" fo:font-weight="normal" style:font-weight-asian="normal" style:font-weight-complex="normal"/>
    </style:style>
    <style:style style:name="T4" style:family="text">
      <style:text-properties style:font-name="Nimbus Roman No9 L1" fo:font-size="10pt" fo:font-weight="normal" style:font-size-asian="10pt" style:font-weight-asian="normal" style:font-size-complex="10pt" style:font-weight-complex="normal"/>
    </style:style>
    <style:style style:name="T5" style:family="text">
      <style:text-properties fo:language="en" fo:country="US"/>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style:font-size-asian="10pt" style:font-size-complex="10pt"/>
    </style:style>
    <style:style style:name="T8" style:family="text">
      <style:text-properties style:font-name="Courier" fo:font-size="10pt" fo:font-weight="normal" style:font-size-asian="10pt" style:font-weight-asian="normal" style:font-size-complex="10pt" style:font-weight-complex="normal"/>
    </style:style>
    <text:list-style style:name="L1">
      <text:list-level-style-number text:level="1" text:style-name="Bullet_20_Symbols" style:num-suffix="." style:num-format="1">
        <style:list-level-properties text:min-label-width="4.99mm"/>
      </text:list-level-style-number>
      <text:list-level-style-number text:level="2" text:style-name="Bullet_20_Symbols" style:num-suffix="." style:num-format="1">
        <style:list-level-properties text:space-before="5.01mm" text:min-label-width="4.99mm"/>
      </text:list-level-style-number>
      <text:list-level-style-number text:level="3" text:style-name="Bullet_20_Symbols" style:num-suffix="." style:num-format="1">
        <style:list-level-properties text:space-before="10mm" text:min-label-width="4.99mm"/>
      </text:list-level-style-number>
      <text:list-level-style-number text:level="4" text:style-name="Bullet_20_Symbols" style:num-suffix="." style:num-format="1">
        <style:list-level-properties text:space-before="15.01mm" text:min-label-width="4.99mm"/>
      </text:list-level-style-number>
      <text:list-level-style-number text:level="5" text:style-name="Bullet_20_Symbols" style:num-suffix="." style:num-format="1">
        <style:list-level-properties text:space-before="20mm" text:min-label-width="4.99mm"/>
      </text:list-level-style-number>
      <text:list-level-style-number text:level="6" text:style-name="Bullet_20_Symbols" style:num-suffix="." style:num-format="1">
        <style:list-level-properties text:space-before="25.01mm" text:min-label-width="4.99mm"/>
      </text:list-level-style-number>
      <text:list-level-style-number text:level="7" text:style-name="Bullet_20_Symbols" style:num-suffix="." style:num-format="1">
        <style:list-level-properties text:space-before="30.01mm" text:min-label-width="4.99mm"/>
      </text:list-level-style-number>
      <text:list-level-style-number text:level="8" text:style-name="Bullet_20_Symbols" style:num-suffix="." style:num-format="1">
        <style:list-level-properties text:space-before="35.02mm" text:min-label-width="4.99mm"/>
      </text:list-level-style-number>
      <text:list-level-style-number text:level="9" text:style-name="Bullet_20_Symbols" style:num-suffix="." style:num-format="1">
        <style:list-level-properties text:space-before="40.01mm" text:min-label-width="4.99mm"/>
      </text:list-level-style-number>
      <text:list-level-style-number text:level="10" text:style-name="Bullet_20_Symbols" style:num-suffix="." style:num-format="1">
        <style:list-level-properties text:space-before="45.02mm" text:min-label-width="4.99mm"/>
      </text:list-level-style-number>
    </text:list-style>
    <text:list-style style:name="L2">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3">
      <text:list-level-style-number text:level="1" text:style-name="Bullet_20_Symbols" style:num-suffix="." style:num-format="1">
        <style:list-level-properties text:min-label-width="4.99mm"/>
      </text:list-level-style-number>
      <text:list-level-style-number text:level="2" text:style-name="Bullet_20_Symbols" style:num-suffix="." style:num-format="1">
        <style:list-level-properties text:space-before="5.01mm" text:min-label-width="4.99mm"/>
      </text:list-level-style-number>
      <text:list-level-style-number text:level="3" text:style-name="Bullet_20_Symbols" style:num-suffix="." style:num-format="1">
        <style:list-level-properties text:space-before="10mm" text:min-label-width="4.99mm"/>
      </text:list-level-style-number>
      <text:list-level-style-number text:level="4" text:style-name="Bullet_20_Symbols" style:num-suffix="." style:num-format="1">
        <style:list-level-properties text:space-before="15.01mm" text:min-label-width="4.99mm"/>
      </text:list-level-style-number>
      <text:list-level-style-number text:level="5" text:style-name="Bullet_20_Symbols" style:num-suffix="." style:num-format="1">
        <style:list-level-properties text:space-before="20mm" text:min-label-width="4.99mm"/>
      </text:list-level-style-number>
      <text:list-level-style-number text:level="6" text:style-name="Bullet_20_Symbols" style:num-suffix="." style:num-format="1">
        <style:list-level-properties text:space-before="25.01mm" text:min-label-width="4.99mm"/>
      </text:list-level-style-number>
      <text:list-level-style-number text:level="7" text:style-name="Bullet_20_Symbols" style:num-suffix="." style:num-format="1">
        <style:list-level-properties text:space-before="30.01mm" text:min-label-width="4.99mm"/>
      </text:list-level-style-number>
      <text:list-level-style-number text:level="8" text:style-name="Bullet_20_Symbols" style:num-suffix="." style:num-format="1">
        <style:list-level-properties text:space-before="35.02mm" text:min-label-width="4.99mm"/>
      </text:list-level-style-number>
      <text:list-level-style-number text:level="9" text:style-name="Bullet_20_Symbols" style:num-suffix="." style:num-format="1">
        <style:list-level-properties text:space-before="40.01mm" text:min-label-width="4.99mm"/>
      </text:list-level-style-number>
      <text:list-level-style-number text:level="10" text:style-name="Bullet_20_Symbols" style:num-suffix="." style:num-format="1">
        <style:list-level-properties text:space-before="45.02mm" text:min-label-width="4.99mm"/>
      </text:list-level-style-number>
    </text:list-style>
    <text:list-style style:name="L4">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5">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6">
      <text:list-level-style-number text:level="1" text:style-name="Bullet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7">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8">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9">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text:list-style style:name="L10">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dernemingsplan</text:p>
      <text:p text:style-name="Standard"/>
      <text:p text:style-name="P2">Inhoudsopgave</text:p>
      <text:p text:style-name="P3"/>
      <text:list xml:id="list777849258" text:style-name="L1">
        <text:list-item>
          <text:p text:style-name="P35">De onderneming</text:p>
          <text:list>
            <text:list-item>
              <text:p text:style-name="P35">Redenen</text:p>
            </text:list-item>
            <text:list-item>
              <text:p text:style-name="P35">Doel</text:p>
            </text:list-item>
            <text:list-item>
              <text:p text:style-name="P35">Persoonlijke eigenschappen</text:p>
            </text:list-item>
            <text:list-item>
              <text:p text:style-name="P34"><text:span text:style-name="T1">De idee</text:span><text:span text:style-name="T3">ën</text:span></text:p>
            </text:list-item>
          </text:list>
        </text:list-item>
        <text:list-item>
          <text:p text:style-name="P35">Het product</text:p>
          <text:list>
            <text:list-item>
              <text:p text:style-name="P35">Eigenschappen</text:p>
            </text:list-item>
            <text:list-item>
              <text:p text:style-name="P35">Uitstraling</text:p>
            </text:list-item>
            <text:list-item>
              <text:p text:style-name="P35">Proces &amp; Prijzen</text:p>
            </text:list-item>
          </text:list>
        </text:list-item>
        <text:list-item>
          <text:p text:style-name="P35">De markt</text:p>
          <text:list>
            <text:list-item>
              <text:p text:style-name="P35">Marketingplan</text:p>
            </text:list-item>
            <text:list-item>
              <text:p text:style-name="P35">Belang vestigingsplaats</text:p>
            </text:list-item>
            <text:list-item>
              <text:p text:style-name="P35">Klanten</text:p>
            </text:list-item>
            <text:list-item>
              <text:p text:style-name="P35">Concurrentie en samenwerking</text:p>
            </text:list-item>
            <text:list-item>
              <text:p text:style-name="P35">Presentatie en promotie</text:p>
            </text:list-item>
          </text:list>
        </text:list-item>
        <text:list-item>
          <text:p text:style-name="P35">De organisatie</text:p>
          <text:list>
            <text:list-item>
              <text:p text:style-name="P35">Bedrijfsvoering</text:p>
            </text:list-item>
            <text:list-item>
              <text:p text:style-name="P35">Praktische zaken</text:p>
            </text:list-item>
            <text:list-item>
              <text:p text:style-name="P35">Personeel</text:p>
            </text:list-item>
            <text:list-item>
              <text:p text:style-name="P35">Bereikbaarheid</text:p>
            </text:list-item>
            <text:list-item>
              <text:p text:style-name="P35">Administratie</text:p>
            </text:list-item>
            <text:list-item>
              <text:p text:style-name="P35">Verzekeringen</text:p>
            </text:list-item>
          </text:list>
        </text:list-item>
        <text:list-item>
          <text:p text:style-name="P38"><text:span text:style-name="T1">De financi</text:span><text:span text:style-name="T3">ë</text:span><text:span text:style-name="T1">n</text:span></text:p>
          <text:list>
            <text:list-item>
              <text:p text:style-name="P39">De Exploitatie (Prognose: Omzet, Kosten, Omzet Belasting, Winst)</text:p>
            </text:list-item>
            <text:list-item>
              <text:p text:style-name="P35">Financiering</text:p>
            </text:list-item>
            <text:list-item>
              <text:p text:style-name="P35">Liquiditeitsprognose</text:p>
            </text:list-item>
          </text:list>
        </text:list-item>
        <text:list-item>
          <text:p text:style-name="P35">Wetten en regels</text:p>
          <text:list>
            <text:list-item>
              <text:p text:style-name="P35">Vergunningen</text:p>
            </text:list-item>
            <text:list-item>
              <text:p text:style-name="P35">Subsidies en fiscale regelingen</text:p>
            </text:list-item>
          </text:list>
        </text:list-item>
      </text:list>
      <text:list xml:id="list759950981" text:style-name="L2">
        <text:list-header>
          <text:p text:style-name="P36"><text:tab/></text:p>
          <text:p text:style-name="P36"/>
        </text:list-header>
      </text:list>
      <text:p text:style-name="P20">(1) De onderneming</text:p>
      <text:list xml:id="list1257837108" text:style-name="L3">
        <text:list-header>
          <text:p text:style-name="P37"/>
        </text:list-header>
      </text:list>
      <text:p text:style-name="P4">1.1 Redenen</text:p>
      <text:p text:style-name="P3"/>
      <text:p text:style-name="P6">Ondernemer worden ambieer ik om een betere financiële situatie en meer vrijheid te creëren en de toenemende achteruitgang van koopkracht te verkleinen. Tevens is er een sterke drive om de uitdaging van markt innovativiteit aan te gaan.</text:p>
      <text:p text:style-name="P3"/>
      <text:p text:style-name="P4">1.2 Doel</text:p>
      <text:p text:style-name="P3"/>
      <text:p text:style-name="P6"><text:span text:style-name="T1">De onderneming zal zich richten op een unieke combinatie van Web Hosting en TeleMarketing branche.</text:span></text:p>
      <text:p text:style-name="P6"><text:span text:style-name="T1">De onderneming richt zich op een snelle aanloop van omzet, vrijwel direct na het in operatie stellen van de dienstverlening.</text:span></text:p>
      <text:p text:style-name="P6"/>
      <text:p text:style-name="P4">1.3 Persoonlijke eigenschappen</text:p>
      <text:p text:style-name="P3"/>
      <text:p text:style-name="P7">Mijn sterke punten zijn dat ik:</text:p>
      <text:p text:style-name="P3"/>
      <text:list xml:id="list1027514251" text:style-name="L4">
        <text:list-item>
          <text:p text:style-name="P41">technische ben en 12 jaar UNIX System Engineering en Development ervaring heb in de ICT.</text:p>
        </text:list-item>
        <text:list-item>
          <text:p text:style-name="P41">kan anticiperen en in en uit zoomen naar de behoefte van de markt en economie.</text:p>
        </text:list-item>
        <text:list-item>
          <text:p text:style-name="P41">zeer gedreven ben en vrijwel nooit opgeef wanneer ik ergens in geloof.</text:p>
        </text:list-item>
        <text:list-item>
          <text:p text:style-name="P41">mezelf verbaal goed kan uitdrukken en communicatief vaardig ben.</text:p>
        </text:list-item>
        <text:list-item>
          <text:p text:style-name="P41">klantvriendelijk en servicegericht ben en “no-nonsens” zaken doen zonder clichés.</text:p>
        </text:list-item>
        <text:list-item>
          <text:p text:style-name="P41">Inspeel op vernieuwende diensten, waarbij omzetgroei, snelheid en gemak van de klant voorop staat.</text:p>
        </text:list-item>
      </text:list>
      <text:p text:style-name="P7"/>
      <text:p text:style-name="P7">Mijn zwakke punten zijn dat ik:</text:p>
      <text:p text:style-name="P7"/>
      <text:list xml:id="list665459731" text:style-name="L5">
        <text:list-item>
          <text:p text:style-name="P42">Beperkte administratieve, boekhoudkundige en juridische kennis heb.</text:p>
        </text:list-item>
        <text:list-item>
          <text:p text:style-name="P42">Momenteel weinig tijd en financiële draagkracht heb voor het realiseren van succes.</text:p>
        </text:list-item>
      </text:list>
      <text:p text:style-name="P7"/>
      <text:p text:style-name="P7">Voor wat betreft administratie en boekhouding heb ik een goede boekhouder in de arm genomen.</text:p>
      <text:p text:style-name="P7">Mijn boekhouder is integer en competent en we kennen elkaar zo'n 4 jaar en gaan goed door een deur.</text:p>
      <text:p text:style-name="P7"/>
      <text:p text:style-name="P7">De financiële draagkracht is niet het grootste probleem, aangezien de dienstverlening in den beginne gewoon vanuit huis wordt gehost, totdat er een klein beetje kapitaal is opgebouwd, waarmee verder geïnvesteerd kan worden in externe infrastructuur. Dit heeft als voordeel, dat er zo min mogelijk vreemd vermogen wordt aangehaald en zodoende onnodige kosten worden vermeden (lessen uit het verleden).</text:p>
      <text:p text:style-name="P3"/>
      <text:p text:style-name="P21">1.4 Mijn ideeën</text:p>
      <text:p text:style-name="P3"/>
      <text:p text:style-name="P7">TeleMarketing grote potentie, grote uitdaging.</text:p>
      <text:p text:style-name="P7"/>
      <text:p text:style-name="P7">TeleMarketing is niets nieuws onder de zon en bediend met grote stabiliteit de business to business markt. Toch wordt traditionele telemarketing inefficient en kostbaar bedreven, gezien deze vorm van dienstverlening relatief veel personeel benodigd, die tevens tijdrovende en bewerkelijke handelingen verrichten, wat de rendabiliteit van deze vorm van dienstverlening drukt.</text:p>
      <text:p text:style-name="P7"/>
      <text:p text:style-name="P7">TeleMarketing van de 21ste eeuw.</text:p>
      <text:p text:style-name="P7"/>
      <text:p text:style-name="P7">Vanaf 1 Juli 2009 heb ik een geautomatiseerd TeleMarketing systeem ontwikkelt.</text:p>
      <text:p text:style-name="P7">Dit systeem, genaamd: VoipStorm ECallCenter 21 is een zeer innovatieve zakelijke oplossing.</text:p>
      <text:p text:style-name="P7">Een volledig geautomatiseerd High Volume TeleMarketing dienst, die bijna een half miljoen telefoongesprekken kan voeren per dag en via het web kan worden bediend door de klant.</text:p>
      <text:p text:style-name="P7"/>
      <text:p text:style-name="P7">Hoe werkt het.</text:p>
      <text:p text:style-name="P7"/>
      <text:p text:style-name="P7">De klant kan online in 4 stappen een Telemarketing Campagne opzetten en live volgen vanaf het web.</text:p>
      <text:p text:style-name="P7"/>
      <text:p text:style-name="P7">Stap 1: De klant registreert of logt in met een bestaande login</text:p>
      <text:p text:style-name="P7">Stap 2: De klant selecteert een plaats, de hoeveelheid telefoonnummers en het dagdeel: overdag / avond.</text:p>
      <text:p text:style-name="P7">Stap 3: De klant upload zijn geluidsbestand via de webpagina en wacht op goedkeuring...</text:p>
      <text:p text:style-name="P7">Stap 4: De klant wordt doorgelinkt naar een iDeal betaalportaal en betaald en krijgt meteen een factuur.</text:p>
      <text:p text:style-name="P7"/>
      <text:p text:style-name="P7">De TeleMarketing Campagne zal vervolgens geheel geautomatiseerd verlopen en op het moment dat de campagne start, kan de klant inloggen en de statistieken van hele campagne live volgen.</text:p>
      <text:p text:style-name="P7">Na voltooiing zal de klant rapportage ontvangen over het verloop van de campagne. </text:p>
      <text:p text:style-name="P7"/>
      <text:p text:style-name="P22">(2) Het product</text:p>
      <text:p text:style-name="P7"/>
      <text:p text:style-name="P5">2.1 Eigenschappen</text:p>
      <text:p text:style-name="P7"/>
      <text:p text:style-name="P7">De kracht van mijn ontwikkeling zit in het gebruik van “Java Technologie”, waarmee inzetbaarheid, compatibiliteit, platform onafhankelijkheid en geheimhouding geoptimaliseerd zijn.</text:p>
      <text:p text:style-name="P7"/>
      <text:p text:style-name="P5">2.2 Uitstraling en Ervaring</text:p>
      <text:p text:style-name="P7"/>
      <text:p text:style-name="P7">De beoogde uitstraling zal zoveel mogelijk visueel, snel en eenvoudig zijn. Een echte wauw ervaring met een hoog entertainment gehalte. Ervaring leert, dat klanten uiterlijke beoordeling en ervaring doortrekken naar algemene beoordeling, wat de reden is, dat ook het uiterlijk van evenredig niveau moet zijn aan het zeer “innovatieve binnenwerk”. </text:p>
      <text:p text:style-name="P7"/>
      <text:p text:style-name="P5">2.3 Proces &amp; Prijs</text:p>
      <text:p text:style-name="P7"/>
      <text:p text:style-name="P7">VoipStorm zal de concurrentie aangaan met Radio, Televisie en traditionele (Tele)Marketing bedrijven.</text:p>
      <text:p text:style-name="P7">Dit kan, omdat ECall Center 21 geen personeelskosten <text:s/>heeft en ongeveer 350 keer sneller en 3 keer goedkoper is dan een TeleMarketing medewerker met de huidige tarieven.</text:p>
      <text:p text:style-name="P7"/>
      <text:p text:style-name="P7">Er zijn zes tarieven, allemaal gebaseerd op bericht-seconden versus dagdelen.</text:p>
      <text:p text:style-name="P7"/>
      <text:p text:style-name="P50">Business to Business <text:s/>(B2B) Overdag <text:s/>€ 0.01 <text:s/>/ Sec</text:p>
      <text:p text:style-name="P50">Business to Business <text:s/>(B2B) Avond <text:s text:c="3"/>€ 0.01 <text:s/>/ Sec</text:p>
      <text:p text:style-name="P50">Business to Consumers (B2C) Overdag <text:s/>€ 0.001 / Sec</text:p>
      <text:p text:style-name="P50">Business to Consumers (B2C) Avond <text:s text:c="3"/>€ 0.005 / Sec</text:p>
      <text:p text:style-name="P50">Any <text:s text:c="5"/>to Specific <text:s/>(A2S) Overdag <text:s/>€ 0.01 <text:s/>/ Sec</text:p>
      <text:p text:style-name="P50">Any <text:s text:c="5"/>to Specific <text:s/>(A2S) Avond <text:s text:c="3"/>€ 0.01 <text:s/>/ Sec</text:p>
      <text:p text:style-name="P50"/>
      <text:p text:style-name="P50">20 Seconden bericht (B2C Avond) kost dus € 0.10 / bericht</text:p>
      <text:p text:style-name="P50">50000 van deze berichten hebben een omzet van € 5000,- (in ca 2 uur)</text:p>
      <text:p text:style-name="P7"/>
      <text:p text:style-name="P7">Bij Business to Business targets zullen de telefoonnummers uit eigen database worden geselecteerd.</text:p>
      <text:p text:style-name="P7">Bij Any to Specific zal de klant een lijst met specifieke telefoonnummers invoeren.</text:p>
      <text:p text:style-name="P7"/>
      <text:p text:style-name="P7">De klant kan volledig online bestellen, betalen en volgen in een handomdraai.</text:p>
      <text:p text:style-name="P7"/>
      <text:p text:style-name="P7">De diensten worden debet geleverd, omdat ik slechte ervaringen heb met het leveren op krediet.</text:p>
      <text:p text:style-name="P7">Vertrouwen in levering zal gerealiseerd worden, door de klant gratis een kleinschalige testmogelijkheid te bieden, om zodoende de correcte en effectieve werking van het systeem te demonstreren.</text:p>
      <text:p text:style-name="P7"><text:s/></text:p>
      <text:p text:style-name="P7"/>
      <text:p text:style-name="P10">(3) De markt</text:p>
      <text:p text:style-name="P5">3.1 Marketingplan</text:p>
      <text:p text:style-name="P7"/>
      <text:p text:style-name="P7">Marktonderzoek</text:p>
      <text:p text:style-name="P7">Het product of de dienst in mijn geval baseert zich geheel op vraag en aanbod in de markt en heb al zo'n honderd potentiële klanten benaderd en momenteel al 28 webshop klanten er aan overgehouden.</text:p>
      <text:p text:style-name="P7">De resultaten waren verbluffend positief zoals ook in het algemeen te lezen is op het Internet, waarbij E-Commerce producten en dienstverlening als zeer lucratief wordt omschreven terwijl in mijn producten deze E-Commerce producten gratis, automatisch en zonder wachttijd tot stand komen.</text:p>
      <text:p text:style-name="P7"/>
      <text:p text:style-name="P7">Marketing</text:p>
      <text:p text:style-name="P7">De marketing rond de door mij geleverde (totaal)producten richten zich op het maken en verspreiden van <text:soft-page-break/>visite kaartjes, flyers &amp; folder materiaal en het telefonisch en persoonlijk benaderen van winkeliers, door ze gewoon op te bellen en bij ze binnen te stappen en verdere afspraken te maken voor vrijblijvende demonstraties, advies en <text:s/>eventuele bestellingen.</text:p>
      <text:p text:style-name="P7">Tevens hebben we twee persberichten laten maken door een marketingbureau, waarvan de eerste ongeveer rond het einde van juli 2005 los gelaten wordt en het navolgende persbericht een aantal maanden daarna. </text:p>
      <text:p text:style-name="P7"/>
      <text:p text:style-name="P5">3.2 Belang vestigingsplaats</text:p>
      <text:p text:style-name="P7"/>
      <text:p text:style-name="P7">Dit is voorlopig gewoon thuis, aangezien elke middelmatig grote slaapkamer met een bureau, een computer met Internet verbinding, printer, telefoon en fax volstaat tot het voorbereiden en verrichten van de benodigde processen voor aflevering. Hoofdzakelijk zal het thuis kantoor als ruimte gebruikt worden voor exploreren, implementeren en testen van nieuwe producten en benodigde verandering voor de klant.</text:p>
      <text:p text:style-name="P7"/>
      <text:p text:style-name="P5">3.3 Klanten</text:p>
      <text:p text:style-name="P7"/>
      <text:p text:style-name="P7">Aangezien het hier gaat om E-Commerce oftewel Internet Winkels is bijna elke huishoudelijke, hobby, speelgoed, witgoed, elektronica, sport, kleding en andere warenhuis winkels potentieel klant en zijn zij praktisch overal vertegenwoordigd in het groot en klein. Er is een sterke behoefte om ook op het Internet een afzetmarkt te creëren mits de realisatie economisch haalbaar is en dat is precies het geval met de diensten no cure no pay systematiek die ik hanteer in mijn product. </text:p>
      <text:p text:style-name="P7"/>
      <text:p text:style-name="P5">3.4 Concurrentie en samenwerking</text:p>
      <text:p text:style-name="P7"/>
      <text:p text:style-name="P7">Concurrenten op gebied van losse webshop implementaties zijn er genoeg, maar onze prijzen en oplever-tijden binnen onze E-Mall direct online concept, zijn uniek en voorlopig onverslaanbaar.</text:p>
      <text:p text:style-name="P7">Er zijn nu al ICT bedrijven die een bemiddelende rol spelen om onze diensten door te verkopen, vanwege het ontbreken van eenzelfde formule en dienstenpakket bij mijn concurrenten. </text:p>
      <text:p text:style-name="P7">Zelfs na lang zoeken op het Internet naar de grootste concurrenten heb ik er geen een gevonden die beschikte over een vergelijkbare gratis instant online in shoppingmall dienst in hun port folio.</text:p>
      <text:p text:style-name="P7"><text:s/></text:p>
      <text:p text:style-name="P5">3.5 Presentatie en promotie</text:p>
      <text:p text:style-name="P7"/>
      <text:p text:style-name="P7">We hebben een wereldklasse website met demonstratie mogelijkheden en automatische online web-installer en web-remover voor de klant.</text:p>
      <text:p text:style-name="P7">Verder hebben we visite kaartjes en een aan onze server identieke laptop voor onsite demonstraties bij de klant op afspraak of spontaan indien de mogelijkheid zich voor doet. </text:p>
      <text:p text:style-name="P7">Verder beschikken we zelf over een kleurenlaser jet printer om snel te kunnen opereren terwijl we maximaal drukwerk kosten drukken en erg snel ons papieren promotiemateriaal kunnen aanpassen.</text:p>
      <text:p text:style-name="P7">Na enig verloop van tijd hebben we onze zinnen gezet op televisie reclame op een of meerdere bekende nationale televisie zender om onze doelgroep massaal te kunnen bereiken.</text:p>
      <text:p text:style-name="P7"/>
      <text:p text:style-name="P10">(4) De organisatie</text:p>
      <text:p text:style-name="P5"/>
      <text:p text:style-name="P5">4.1 Bedrijfsvoering</text:p>
      <text:p text:style-name="P7"/>
      <text:p text:style-name="P7">Werkwijze omgang klanten</text:p>
      <text:p text:style-name="P7">De omgang met klanten zal zo veel mogelijk persoonlijk zijn voor goede afstemming voor de behoefte van de klant.</text:p>
      <text:p text:style-name="P7"/>
      <text:p text:style-name="P7">Werkwijze omgang Leveranciers</text:p>
      <text:p text:style-name="P7">De omgang met leveranciers zal in principe volgens de standaard kanalen verlopen: Online bestellingen, Orders per FAX, Persoonlijk bezoek, Telefonisch contact etc.</text:p>
      <text:p text:style-name="P7">In principe zal het contact met leveranciers minimaal zijn, omdat de onderliggende producten zeer klein in aantal en diversiteit zijn b.v. datacenter en internet data carrier.</text:p>
      <text:p text:style-name="P7"><text:soft-page-break/></text:p>
      <text:p text:style-name="P7">Werkwijze omgang andere partijen</text:p>
      <text:p text:style-name="P7">De omgang met andere partijen zal zo veel mogelijk persoonlijk verlopen, omdat dat in mijn optiek de beste manier van communicatie en afstemming is voor het ontvangen of leveren van diensten of producten.</text:p>
      <text:p text:style-name="P7"/>
      <text:p text:style-name="P7">Bevoegdheden binnen ondernemen</text:p>
      <text:p text:style-name="Standard"><text:span text:style-name="T6">In principe heb ik een eenmanszaak als rechtsvorm</text:span><text:span text:style-name="T4">, maar mijn lieve en gemotiveerde vrouw draagt waar nodig zeker haar steentje en beschikt over kwaliteiten die een goede aanvulling zijn op die van mezelf.</text:span></text:p>
      <text:p text:style-name="P7"/>
      <text:p text:style-name="P7"/>
      <text:p text:style-name="P5">4.2 Praktische zaken</text:p>
      <text:p text:style-name="P7"/>
      <text:p text:style-name="P7">De eenmanszaak is geregistreerd onde de bedrijfsnaam AllShops2net.com, maar hanteert in de markt de tevens bij KVK geregistreerde handelsnaam ShopsHeaven</text:p>
      <text:p text:style-name="P7">Deze namen zijn ook al als Internet domeinen in ons bezit.</text:p>
      <text:p text:style-name="P7"/>
      <text:p text:style-name="P5">4.3 Personeel</text:p>
      <text:p text:style-name="P7"/>
      <text:p text:style-name="P7">Heb ik in principe niet.</text:p>
      <text:p text:style-name="P7"/>
      <text:p text:style-name="P5">4.4 Bereikbaarheid</text:p>
      <text:p text:style-name="P7"/>
      <text:p text:style-name="P7">De bereikbaarheid is minder van belang, omdat de diensten geheel online en automatisch worden afgenomen. Indien er persoonlijk contact nodig is, ga ik (onsite) op bezoek bij de klant.</text:p>
      <text:p text:style-name="P7"/>
      <text:p text:style-name="P5">4.5 Administratie</text:p>
      <text:p text:style-name="P7"/>
      <text:p text:style-name="P7">Voor wat betreft de administratie en boekhouding heb ik mezelf te onderwezen met een aantal boekwerken over administratie en boekhouding om zo kosten te kunnen besparen en het volledige financiele overzicht in eigen houdt. Verder zullen we voor de uitgebreidere boekhoudkundige zaken een boekhouder in de arm nemen.</text:p>
      <text:p text:style-name="P7"/>
      <text:p text:style-name="P9">De administratie zal uit de volgende onderdelen bestaan:</text:p>
      <text:p text:style-name="P7"/>
      <text:p text:style-name="P7">De Kas administratie</text:p>
      <text:p text:style-name="P7">De inkoop en verkoop administratie</text:p>
      <text:p text:style-name="P7">Het Grootboek</text:p>
      <text:p text:style-name="P7">De Debiteuren en Crediteuren Administratie</text:p>
      <text:p text:style-name="P7">Tussentijds gemaakte controle berekeningen</text:p>
      <text:p text:style-name="P7">Contracten, overeenkomsten en andere afspraken.</text:p>
      <text:p text:style-name="P7">Agenda's en andere afspraken registraties</text:p>
      <text:p text:style-name="P7">Elektronische en schriftelijke correspondentie</text:p>
      <text:p text:style-name="P7">Software en databestanden</text:p>
      <text:p text:style-name="P7">Bank en giroafschriften</text:p>
      <text:p text:style-name="P7"/>
      <text:p text:style-name="P9">Verder zullen er overzichten per tijdvak worden bijgehouden betreffende:</text:p>
      <text:p text:style-name="P7"/>
      <text:p text:style-name="P7">Facturen die uit worden geschreven (bedrijfsinkomsten)</text:p>
      <text:p text:style-name="P7">Facturen die worden ontvangen en betaald moeten worden (bedrijfsonkosten)</text:p>
      <text:p text:style-name="P7">Uitgaven</text:p>
      <text:p text:style-name="P7">Ontvangsten</text:p>
      <text:p text:style-name="P7">Privé gebruik van goederen en diensten</text:p>
      <text:p text:style-name="P7"/>
      <text:p text:style-name="P9">Gegevens die worden bijgehouden van de ontvangen en uitgeschreven facturen:</text:p>
      <text:p text:style-name="P7"/>
      <text:p text:style-name="P7">Datum en nummer</text:p>
      <text:p text:style-name="P7"><text:soft-page-break/>NAW van leverancier en/of afnemer (bij handel met andere landen uit de Europese unie ook BTW Identificatienummer)</text:p>
      <text:p text:style-name="P7">Omschrijving van het geleverde goed of van de verrichtte dienst</text:p>
      <text:p text:style-name="P7">Prijzen exclusief BTW, uitgesplitst naar BTW tarief</text:p>
      <text:p text:style-name="P7">De BTW bedragen, uitgesplitst naar BTW tarief</text:p>
      <text:p text:style-name="P7"/>
      <text:p text:style-name="P9">Uitgeschreven facturen zullen voldoen aan de volgende wettelijke eisen:</text:p>
      <text:p text:style-name="P7"/>
      <text:p text:style-name="P7">Het BTW Identificatienummer</text:p>
      <text:p text:style-name="P7">Het opeenvolgende factuurnummer</text:p>
      <text:p text:style-name="P7">De factuurdatum</text:p>
      <text:p text:style-name="P7">Bedrijfsnaam en adres</text:p>
      <text:p text:style-name="P7">De naam en het adres van de afnemer</text:p>
      <text:p text:style-name="P7">De datum van de levering of de dienst</text:p>
      <text:p text:style-name="P6">De hoeveelheid en soort geleverde goederen</text:p>
      <text:p text:style-name="P6">De omvang en de soort geleverde diensten</text:p>
      <text:p text:style-name="P6">Per tarief of per vrijstelling:</text:p>
      <text:p text:style-name="P6"><text:tab/>de eenheidsprijs exclusief BTW</text:p>
      <text:p text:style-name="P6"><text:tab/>eventuele kortingen als die niet in de eenheidsprijs zijn opgenomen</text:p>
      <text:p text:style-name="P6"><text:tab/>het toegepaste BTW tarief</text:p>
      <text:p text:style-name="P6"><text:tab/>de vergoeding</text:p>
      <text:p text:style-name="P6">Bij vooruitbetaling: de datum van betaling</text:p>
      <text:p text:style-name="P6">Het BTW bedrag</text:p>
      <text:p text:style-name="P7"/>
      <text:p text:style-name="P7"/>
      <text:p text:style-name="P5">4.6 Verzekeringen</text:p>
      <text:p text:style-name="P7"/>
      <text:list xml:id="list430274079" text:style-name="L7">
        <text:list-item>
          <text:p text:style-name="P44">Ziektekosten</text:p>
        </text:list-item>
      </text:list>
      <text:p text:style-name="P7">De voorlopige omzet en winst prognose wijst uit dat de ziektekostenverzekering een Particuliere ziektekosten verzekering zal worden</text:p>
      <text:list xml:id="list203484100" text:style-name="L8">
        <text:list-header>
          <text:p text:style-name="P45"/>
        </text:list-header>
        <text:list-item>
          <text:p text:style-name="P45">Arbeidsongeschiktheid</text:p>
          <text:p text:style-name="P49"/>
        </text:list-item>
      </text:list>
      <text:list xml:id="list1898503420" text:style-name="L9">
        <text:list-item>
          <text:p text:style-name="P46">Pensioen / Oudedagsvoorziening</text:p>
        </text:list-item>
      </text:list>
      <text:p text:style-name="P7">Oudedagslijfrente zal hoogst waarschijnlijk de constructie worden voor de aanvulling op het pensioen, aangezien ik weinig voel voor uitstel van betaling van inkomsten belasting bij aanwending FOR bijvoorbeeld.</text:p>
      <text:list xml:id="list207861929" text:style-name="L10">
        <text:list-header>
          <text:p text:style-name="P47"/>
        </text:list-header>
        <text:list-item>
          <text:p text:style-name="P47">Zakelijk</text:p>
        </text:list-item>
      </text:list>
      <text:p text:style-name="P7">Op dit moment hebben we een bedrijfspolis offerte van ABNAMRO onder het profiel van 72101: computer/softwared-house en 726001: Internet Provider, dat dekking geeft over de volgende zaken:</text:p>
      <text:p text:style-name="P7">-Bedrijfselectronica 10000,- Euro:</text:p>
      <text:p text:style-name="P7">-Bedrijfsschade 25000,- Euro:</text:p>
      <text:p text:style-name="P7">-Aansprakelijkheid 1.250.000,- Euro</text:p>
      <text:p text:style-name="P7">-Collectieve Ongevallen 15.000,- <text:s/>Euro en 15.000,- Euro.</text:p>
      <text:p text:style-name="P7"/>
      <text:p text:style-name="P7">Opstalverzekering</text:p>
      <text:p text:style-name="P7">N.V.T. (bedrijf in/aan huis)</text:p>
      <text:p text:style-name="P7"/>
      <text:p text:style-name="P7">We zullen met 90% zekerheid dit verzekeringspakket binnen enkele dagen ondertekend retour sturen aan ABNAMRO te Zaandam.</text:p>
      <text:p text:style-name="P7"/>
      <text:p text:style-name="P10">(5) De financi<text:span text:style-name="T2">ë</text:span>n</text:p>
      <text:p text:style-name="P8"/>
      <text:p text:style-name="P5">5.1 De Exploitatie (Prognose van Omzet, Kosten, Omzet Belasting, Winst)</text:p>
      <text:p text:style-name="P7"><text:soft-page-break/></text:p>
      <text:p text:style-name="P7">We verwachten over het komende jaar een 50 tal klanten bedienen elk met een gemiddelde omzet van 500,00,- Euro omzet, waarvan ongeveer 10% omgezet zal gaan worden via onze webshops, waarvan we 1% opstrijken excl. BTW:</text:p>
      <text:p text:style-name="P12">50 * 500.000,- Euro * 10% * 1% = 25.000,- Euro omzet. De verwachting voor het jaar daarop is dat omzet verviervoudigd zal zijn.</text:p>
      <text:p text:style-name="P13"/>
      <text:p text:style-name="P6">Dit zijn minimale cijfers en uit marktonderzoek blijkt dat het het komende jaar 100 klanten haalbaar zijn!</text:p>
      <text:p text:style-name="P7"/>
      <text:p text:style-name="P7">Persoonlijk beraam ik het aantal vakantiedagen op 60 dagen (12 weken), op die manier krijg ik ook de benodigde rust en indien nodig kan ik vakantiedagen inleveren om de omzet een extra impuls te geven indien nodig.</text:p>
      <text:p text:style-name="P7"/>
      <text:p text:style-name="P5">Investering/kosten inclusief BTW op jaarbasis</text:p>
      <text:p text:style-name="P7"/>
      <text:p text:style-name="P15">Reclame meteriaal printen we zelf. <text:s text:c="15"/>50 EUR+</text:p>
      <text:p text:style-name="P15">Kantoor inrichting en bedrijfselectronica<text:tab/> 1000 EUR+</text:p>
      <text:p text:style-name="P15">Gebruik privé auto voor zaak</text:p>
      <text:p text:style-name="P15"><text:tab/>Auto Verzekering <text:tab/><text:tab/><text:tab/> <text:s/><text:tab/><text:tab/> 1200 EUR+</text:p>
      <text:p text:style-name="P17"><text:span text:style-name="T1"><text:tab/>Wegenbelasting <text:tab/><text:tab/><text:tab/><text:tab/></text:span> <text:s text:c="7"/>960 EUR<text:span text:style-name="T1">+</text:span></text:p>
      <text:p text:style-name="P11"><text:span text:style-name="T6"><text:tab/>Onderhoud</text:span><text:span text:style-name="T7"><text:tab/><text:tab/><text:tab/><text:tab/> <text:s text:c="2"/><text:tab/><text:tab/> 1200 EUR</text:span><text:span text:style-name="T6">+</text:span></text:p>
      <text:p text:style-name="P15"><text:tab/>Brandstof (200 KM/Week op LPG)<text:tab/> <text:s text:c="2"/><text:tab/> <text:s/>500 EUR+</text:p>
      <text:p text:style-name="P15"><text:tab/>Reparaties<text:tab/><text:tab/><text:tab/><text:tab/> <text:s text:c="4"/><text:tab/><text:tab/> <text:s/>200 EUR+</text:p>
      <text:p text:style-name="P15"><text:tab/>Afschrijving<text:tab/><text:tab/><text:tab/><text:tab/> <text:s text:c="7"/>600 EUR+</text:p>
      <text:p text:style-name="P15">Internet diensten<text:tab/><text:tab/><text:tab/><text:tab/><text:tab/> <text:s text:c="7"/>600 EUR+</text:p>
      <text:p text:style-name="P17">Telefoon<text:tab/><text:tab/><text:tab/><text:tab/><text:tab/> <text:s/><text:tab/><text:tab/> <text:s/>800 EUR<text:span text:style-name="T1">+</text:span></text:p>
      <text:p text:style-name="P17">Verzekeringen</text:p>
      <text:p text:style-name="P25"><text:tab/>ABNAMRO Bedrijfspolis<text:tab/><text:tab/> <text:s text:c="5"/><text:tab/> <text:s/>350 EUR+</text:p>
      <text:p text:style-name="P26"><draw:line text:anchor-type="paragraph" draw:z-index="0" draw:style-name="gr1" draw:text-style-name="P52" svg:x1="254.72mm" svg:y1="10797.93mm" svg:x2="497.71mm" svg:y2="10797.93mm"><text:p/></draw:line></text:p>
      <text:p text:style-name="P27">SubTotaal Bruto Kosten<text:tab/><text:tab/><text:tab/><text:tab/><text:tab/> 7460 EUR</text:p>
      <text:p text:style-name="P26">SubTotaal Bruto Kosten-BTW 19% (Voorbelasting)<text:tab/> 1417 EUR-</text:p>
      <text:p text:style-name="P18">Totaal Netto Kosten (exclusief Voorbelasting)<text:tab/> 6043 EUR</text:p>
      <text:p text:style-name="P17"/>
      <text:p text:style-name="P17"/>
      <text:p text:style-name="P19">Bruto Omzet naar Netto Omzet</text:p>
      <text:p text:style-name="P17"/>
      <text:p text:style-name="P17"/>
      <text:p text:style-name="P17">Bruto Omzet<text:tab/><text:tab/><text:tab/><text:tab/><text:tab/><text:tab/><text:tab/>25000 EUR</text:p>
      <text:p text:style-name="P26">Bruto Omzet<text:tab/>BTW 19%<text:tab/><text:tab/><text:tab/><text:tab/><text:tab/> 4750 EUR-</text:p>
      <text:p text:style-name="P18">Totaal Netto Omzet<text:tab/><text:tab/><text:tab/><text:tab/><text:tab/> 4750 EUR</text:p>
      <text:p text:style-name="Standard"/>
      <text:p text:style-name="P19">Bruto Kosten naar Netto Kosten</text:p>
      <text:p text:style-name="Standard"/>
      <text:p text:style-name="P17">Bruto Bedrijfskosten<text:tab/><text:tab/><text:tab/><text:tab/><text:tab/> 7460 EUR</text:p>
      <text:p text:style-name="P26">Kosten-BTW 19% (Voorbelasting)<text:tab/><text:tab/><text:tab/> 1417 EUR-</text:p>
      <text:p text:style-name="P18">Totaal Netto Bedrijfskosten<text:tab/><text:tab/><text:tab/><text:tab/> 6043 EUR</text:p>
      <text:p text:style-name="P17"/>
      <text:p text:style-name="P17"/>
      <text:p text:style-name="P19">Bruto Omzet naar Bruto Winst</text:p>
      <text:p text:style-name="P17"/>
      <text:p text:style-name="P17">Bruto Omzet<text:tab/><text:tab/><text:tab/><text:tab/><text:tab/><text:tab/><text:tab/>25000 EUR</text:p>
      <text:p text:style-name="P26">Bruto Bedrijfskosten<text:tab/><text:tab/><text:tab/><text:tab/><text:tab/> 7460 EUR-</text:p>
      <text:p text:style-name="P18">Totaal Bruto Winst<text:tab/><text:tab/><text:tab/><text:tab/><text:tab/>17540 EUR</text:p>
      <text:p text:style-name="P17"/>
      <text:p text:style-name="P19">Bruto Omzet Belasting naar Netto Omzet Belasting</text:p>
      <text:p text:style-name="P17"/>
      <text:p text:style-name="P17">Bruto Omzet-BTW 19%<text:tab/><text:tab/><text:tab/><text:tab/><text:tab/>15960 EUR</text:p>
      <text:p text:style-name="P26">Kosten-BTW 19% (Voorbelasting)<text:tab/><text:tab/><text:tab/> 4750 EUR-</text:p>
      <text:p text:style-name="P18">Totaal Netto Omzet Belasting<text:tab/><text:tab/><text:tab/><text:tab/>11210 EUR</text:p>
      <text:p text:style-name="P17"/>
      <text:p text:style-name="P19">Bruto Omzet naar Netto Winst</text:p>
      <text:p text:style-name="P17"><text:soft-page-break/></text:p>
      <text:p text:style-name="P17">Bruto Omzet<text:tab/><text:tab/><text:tab/><text:tab/><text:tab/><text:tab/><text:tab/>25000 EUR</text:p>
      <text:p text:style-name="P17">Netto kosten<text:tab/><text:tab/><text:tab/><text:tab/><text:tab/><text:tab/> 6043 EUR-</text:p>
      <text:p text:style-name="P26">Omzet Belasting<text:tab/><text:tab/><text:tab/><text:tab/><text:tab/><text:tab/>11210 EUR-</text:p>
      <text:p text:style-name="P18">Totaal Winst<text:tab/><text:tab/><text:tab/><text:tab/><text:tab/><text:tab/> 7747 EUR</text:p>
      <text:p text:style-name="Standard"><text:span text:style-name="T8">Zelfstandigen Aftrek<text:tab/><text:tab/><text:tab/><text:tab/><text:tab/> 5000 EUR</text:span> -</text:p>
      <text:p text:style-name="P24"><text:span text:style-name="T8">Starters Aftrek<text:tab/><text:tab/><text:tab/><text:tab/><text:tab/><text:tab/> 2000 EUR</text:span> -</text:p>
      <text:p text:style-name="P18">Totaal Fiscaal Belastbare Inkomen<text:tab/><text:tab/><text:tab/> <text:s/>747 EUR</text:p>
      <text:p text:style-name="P26">Inkomsten Belasting 42%<text:tab/><text:tab/><text:tab/><text:tab/><text:tab/> <text:s/>313 EUR-</text:p>
      <text:p text:style-name="P18">Totaal Netto Inkomen<text:tab/><text:tab/><text:tab/><text:tab/><text:tab/> 7434 EUR</text:p>
      <text:p text:style-name="P25">Vaste Lasten<text:tab/><text:tab/><text:tab/><text:tab/><text:tab/><text:tab/> 6043 EUR-</text:p>
      <text:p text:style-name="P18">Besteedbaar Inkomen per jaar<text:tab/><text:tab/><text:tab/><text:tab/> 1391 EUR</text:p>
      <text:p text:style-name="P18">Besteedbaar Inkomen per maand<text:tab/><text:tab/><text:tab/><text:tab/> <text:s/>115 EUR</text:p>
      <text:p text:style-name="P17"/>
      <text:p text:style-name="P16">Het eerste jaar draait de onderneming al winst onder deze zeer bescheiden prognose, wat in de realiteit, hoogstwaarschijnlijk veel meer resultaats teweeg zal brengen. Het is denkbaar, dat we al in het eerste jaar een dubbel aantal klanten zullen werven met een internet afzet van 20% van de totaalomzet van de winkelier.</text:p>
      <text:p text:style-name="P16">Dit zou betekenen dat de bruto omzet met een factor 4 omhoog zou moeten van 25.000,- naar 100.000,- Euro</text:p>
      <text:p text:style-name="P16">Verder is het zo dat onze infrastructuur onder de Internet Diensten is geschaald op het hosten van ca 2000 webshops, wat natuurlijk in geen contrast staat met de 50 die ik in dit ondernemingsplan heb beraamd.</text:p>
      <text:p text:style-name="P16"/>
      <text:p text:style-name="P16">Natuurlijk is het zo dat het hier inkomsten uit onderneming betreft.</text:p>
      <text:p text:style-name="P16">Voor wat betreft de inkomsten uit arbeid (van mijn fulltime baan) moet er een maandelijks netto inkomen van ca. 2500 Euro bij opgeteld worden voor het eindtotaal.</text:p>
      <text:p text:style-name="P15"/>
      <text:p text:style-name="P5"/>
      <text:p text:style-name="P5">5.2 Financiering</text:p>
      <text:p text:style-name="P7"/>
      <text:p text:style-name="P7">Wat de financiering betreft stop ik de volgende vaste activa in de onderneming:</text:p>
      <text:p text:style-name="P7"/>
      <text:p text:style-name="P14">Kleine kantoorinrichting (gesitueerd in de middel grote slaapkamer van eigen huis)<text:tab/> 500 EUR</text:p>
      <text:p text:style-name="P14">Twee redelijk nieuwe <text:span text:style-name="T5">Intel</text:span> <text:span text:style-name="T5">Pentium</text:span> 4 <text:span text:style-name="T5">PC's</text:span> en een nieuw bestelde laptop<text:tab/><text:tab/>4000 EUR+</text:p>
      <text:p text:style-name="P28">Kleine Infrastructuur automatisering<text:tab/><text:tab/><text:tab/><text:tab/><text:tab/><text:tab/> 500 EUR+</text:p>
      <text:p text:style-name="P28">Kleurenlaserjet printer <text:s text:c="62"/>500 EUR+</text:p>
      <text:p text:style-name="P29">Totaal<text:tab/><text:tab/><text:tab/><text:tab/><text:tab/><text:tab/><text:tab/> <text:s text:c="8"/><text:tab/>7500 EUR</text:p>
      <text:p text:style-name="P14"/>
      <text:p text:style-name="P14">Verder benodigd vreemd vermogen (crediet)</text:p>
      <text:p text:style-name="P14">Server <text:s text:c="32"/>2000 EUR+</text:p>
      <text:p text:style-name="P14">Reclame <text:s text:c="31"/>6000 EUR+</text:p>
      <text:p text:style-name="P14">Werkkapitaal <text:s text:c="26"/>7000 EUR+</text:p>
      <text:p text:style-name="P12">Totaal Financiering<text:tab/><text:tab/>15000 EUR</text:p>
      <text:p text:style-name="P28"/>
      <text:p text:style-name="P28">Waarvan voorlopig eerst 3000 euro opgenomen zal worden, voor investering van de server en huisvesten in een datacenter. </text:p>
      <text:p text:style-name="P28"/>
      <text:p text:style-name="P31">5.3 Liquiditeitsprognose</text:p>
      <text:p text:style-name="P32"/>
      <text:p text:style-name="P32">Dit is moeilijk te zeggen, omdat het product, ICT diensten in het algemeen, niet echt seizoensgebonden is, met uitzonder van vakantie en feestdagen. De druk bij winkeliers, om de winkel uit te breiden naar het Internet neemt logaritmische vormen aan de laatste 5 jaar en dus ook de wil om er aan toe te geven indien dit professioneel kan en financieel haalbaar is en dat is mijn gevolg-product.</text:p>
      <text:p text:style-name="P32"/>
      <text:p text:style-name="P32">De periodieke omzetprognose op een rijtje gezet:</text:p>
      <text:p text:style-name="P32"/>
      <text:p text:style-name="P30">Mnd <text:s/>Klanten <text:s text:c="3"/>Omzet Toelichting_situatie_winkeliers.</text:p>
      <text:p text:style-name="P30">Jul <text:s text:c="6"/>30 <text:s text:c="7"/>0 Maar weinig serieuze klanten voeren producten in catalogus.</text:p>
      <text:p text:style-name="P30">Aug <text:s text:c="6"/>40 <text:s text:c="7"/>0 Nog steeds ontwikkelingen zonder webshop omzet van klanten.</text:p>
      <text:p text:style-name="P30">Sep <text:s text:c="6"/>45 <text:s text:c="7"/>0 De eerste klanten staan op het punt om omzet te gaan draaien.</text:p>
      <text:p text:style-name="P30">Okt <text:s text:c="6"/>50 <text:s text:c="5"/>500 De oudste serieuze klanten hebben inmiddels een beetje web-afzet.</text:p>
      <text:p text:style-name="P30">Nov <text:s text:c="6"/>60 <text:s text:c="5"/>500 Dezelfde klanten continueren de webafzet.</text:p>
      <text:p text:style-name="P30">Dec <text:s text:c="6"/>70 <text:s text:c="4"/>4000 Grote hoeveelheid klanten zijn inmiddels ook klaar in de feestdagen.</text:p>
      <text:p text:style-name="P30"><text:soft-page-break/>Jan <text:s text:c="6"/>75 <text:s text:c="4"/>2000 De feestdagen zijn voorbij, maar klanten draaien door op web.</text:p>
      <text:p text:style-name="P30">Feb <text:s text:c="6"/>80 <text:s text:c="4"/>2000 Januari gecontinueerd.</text:p>
      <text:p text:style-name="P30">Mrt <text:s text:c="6"/>85 <text:s text:c="4"/>3000 Meer klanten zijn inmiddels aan het web-afzetten.</text:p>
      <text:p text:style-name="P30">Apr <text:s text:c="6"/>90 <text:s text:c="4"/>3500 Klantenstroom neemt toe en web-omzet ook.</text:p>
      <text:p text:style-name="P30">Mei <text:s text:c="6"/>95 <text:s text:c="4"/>4000 Stabiliteit zorgt voor een verdere lineaire groei. </text:p>
      <text:p text:style-name="P30">Jun <text:s text:c="5"/>100 <text:s text:c="4"/>5500 Een jaar verder hebben de winkeliers voor 2.500.000,- euro omgezet.</text:p>
      <text:p text:style-name="P30">Totaal <text:s text:c="9"/>25000 omzet voor ShopsHeaven 1% van shoppingmall totaal.</text:p>
      <text:p text:style-name="P30"/>
      <text:p text:style-name="P23"/>
      <text:p text:style-name="P33">(6) Wetten en regels</text:p>
      <text:p text:style-name="P32"/>
      <text:p text:style-name="P31">6.1 Vergunningen</text:p>
      <text:p text:style-name="P30"/>
      <text:p text:style-name="P30">In het bestemmingsplan van de gemeente voor woonhuizen wordt vaak een gedoog beleid gehanteerd voor bedrijven aan huis, mits deze aan de randvoorwaarden voldoen.</text:p>
      <text:p text:style-name="P30">In mijn geval zal dit hoogstwaarschijnlijk goedgekeurd worden, aangezien er zonder problemen aan deze randvoorwaarden kan worden voldaan, waarbij er geen buiten huiselijke en/of binnen huislijke veranderingen plaats vinden met het oog op aanzicht/verbouwingen.</text:p>
      <text:p text:style-name="P30">Ook zal er geen verschil zijn in mens en/of machinale activiteiten in visuele of geluid-matige zin binnen en/of buitenshuis.</text:p>
      <text:p text:style-name="P30"/>
      <text:p text:style-name="P30">Verder zijn er geen opleidingseisen gesteld aan deze dienstverlenende onderneming en ook zijn de milieu eisen voor ondernemen niet in het geding. </text:p>
      <text:p text:style-name="P30"/>
      <text:p text:style-name="P31">6.2 Subsidies en fiscale regelingen</text:p>
      <text:p text:style-name="P30"/>
      <text:p text:style-name="P30">Er zal geen gebruik worden gemaakt van subsidies.</text:p>
      <text:p text:style-name="P30">Starters aftrek</text:p>
      <text:p text:style-name="P30">Zelfstandigen aftr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Bitstream Vera Sans" svg:font-family="'Bitstream Vera Sans'" style:font-pitch="variable"/>
    <style:font-face style:name="Lucidasans" svg:font-family="Lucidasans" style:font-pitch="variable"/>
    <style:font-face style:name="Mincho" svg:font-family="Mincho" style:font-pitch="variable"/>
    <style:font-face style:name="Nimbus Roman No9 L1" svg:font-family="'Nimbus Roman No9 L'" style:font-pitch="variable"/>
    <style:font-face style:name="Nimbus Roman No9 L" svg:font-family="'Nimbus Roman No9 L'" style:font-family-generic="roman" style:font-pitch="variable"/>
    <style:font-face style:name="Albany AMT" svg:font-family="'Albany AMT'"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Nimbus Roman No9 L"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nl" fo:country="NL" fo:font-weight="normal"/>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AMT" fo:font-size="14pt" style:font-name-asian="Mincho" style:font-size-asian="14pt" style:font-name-complex="Albany AMT1" style:font-size-complex="14pt"/>
    </style:style>
    <style:style style:name="List" style:family="paragraph" style:parent-style-name="Text_20_body" style:class="list">
      <style:text-properties style:font-name-complex="Lucidasans1"/>
    </style:style>
    <style:style style:name="Title" style:family="paragraph" style:parent-style-name="Standard" style:class="chapter">
      <style:paragraph-properties fo:margin-top="2.12mm" fo:margin-bottom="2.12mm" text:number-lines="false" text:line-number="0"/>
      <style:text-properties fo:font-size="10pt" fo:font-style="italic" style:font-size-asian="10pt" style:font-style-asian="italic" style:font-name-complex="Lucidasans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2</meta:generator>
    <meta:creation-date>2004-12-28T08:08:01</meta:creation-date>
    <dc:date>2010-01-04T00:19:32</dc:date>
    <dc:language>en-US</dc:language>
    <meta:editing-cycles>140</meta:editing-cycles>
    <meta:editing-duration>PT43H51M50S</meta:editing-duration>
    <meta:document-statistic meta:table-count="0" meta:image-count="0" meta:object-count="0" meta:page-count="11" meta:paragraph-count="283" meta:word-count="2963" meta:character-count="20012"/>
    <meta:user-defined meta:name="Info 1"/>
    <meta:user-defined meta:name="Info 2"/>
    <meta:user-defined meta:name="Info 3"/>
    <meta:user-defined meta:name="Info 4"/>
  </office:meta>
</office:document-meta>
</file>